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62.5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23"/>
    <style:style style:name="ce11" style:family="table-cell" style:parent-style-name="Default" style:data-style-name="N122">
      <style:table-cell-properties fo:wrap-option="wrap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12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3">
      <style:table-cell-properties fo:wrap-option="wrap"/>
    </style:style>
    <style:style style:name="ce17" style:family="table-cell" style:parent-style-name="Default" style:data-style-name="N11">
      <style:table-cell-properties fo:wrap-option="wrap"/>
    </style:style>
    <style:style style:name="ce18" style:family="table-cell" style:parent-style-name="Default" style:data-style-name="N11"/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1" table:default-cell-style-name="ce10"/>
        <table:table-column table:style-name="co2" table:default-cell-style-name="ce4"/>
        <table:table-column table:style-name="co3" table:default-cell-style-name="ce12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>
            <text:p>8 is </text:p>
          </table:table-cell>
          <table:table-cell table:style-name="ce6" office:value-type="string" calcext:value-type="string">
            <text:p>Management consulting</text:p>
          </table:table-cell>
          <table:table-cell table:number-columns-repeated="2" table:style-name="ce3" office:value-type="string" calcext:value-type="string">
            <text:p>Management consulting</text:p>
          </table:table-cell>
          <table:table-cell table:style-name="ce3"/>
          <table:table-cell table:style-name="ce8" office:value-type="string" calcext:value-type="string">
            <text:p>Precision engineering</text:p>
          </table:table-cell>
          <table:table-cell table:style-name="ce11" office:value-type="string" calcext:value-type="string">
            <text:p>Current condition at Mapper</text:p>
          </table:table-cell>
          <table:table-cell table:number-columns-repeated="3"/>
          <table:table-cell table:style-name="ce5" office:value-type="string" calcext:value-type="string">
            <text:p>Transferrable Skills</text:p>
          </table:table-cell>
          <table:table-cell table:number-columns-repeated="8"/>
          <table:table-cell table:style-name="ce5" office:value-type="string" calcext:value-type="string">
            <text:p>Skills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“/5”</text:p>
          </table:table-cell>
          <table:table-cell table:style-name="ce3" office:value-type="float" office:value="3" calcext:value-type="float">
            <text:p>3.0</text:p>
          </table:table-cell>
          <table:table-cell table:style-name="ce3" table:formula="of:=2" office:value-type="float" office:value="2" calcext:value-type="float">
            <text:p>2.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.0</text:p>
          </table:table-cell>
          <table:table-cell table:style-name="ce8" office:value-type="float" office:value="3" calcext:value-type="float">
            <text:p>3.000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SUM([.B2:.G2])*10*10" office:value-type="float" office:value="1400" calcext:value-type="float">
            <text:p>1400.0</text:p>
          </table:table-cell>
          <table:table-cell/>
          <table:table-cell table:number-columns-repeated="6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formula="of:=SUM([.K2:.Q2])" office:value-type="float" office:value="6.5" calcext:value-type="float">
            <text:p>6.5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>
            <text:p>Options //10</text:p>
          </table:table-cell>
          <table:table-cell table:style-name="ce7" office:value-type="string" calcext:value-type="string">
            <text:p>Skills</text:p>
          </table:table-cell>
          <table:table-cell table:style-name="ce7" office:value-type="string" calcext:value-type="string">
            <text:p>Connections </text:p>
          </table:table-cell>
          <table:table-cell table:style-name="ce7" office:value-type="string" calcext:value-type="string">
            <text:p>Credentials</text:p>
          </table:table-cell>
          <table:table-cell table:style-name="ce7" office:value-type="string" calcext:value-type="string">
            <text:p>Runway</text:p>
          </table:table-cell>
          <table:table-cell table:style-name="ce9" office:value-type="string" calcext:value-type="string">
            <text:p>Personal fit</text:p>
          </table:table-cell>
          <table:table-cell table:style-name="ce5" office:value-type="string" calcext:value-type="string">
            <text:p>Supporting conditions/Job satisfaction</text:p>
          </table:table-cell>
          <table:table-cell table:style-name="ce13" office:value-type="string" calcext:value-type="string">
            <text:p>Impact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string" calcext:value-type="string">
            <text:p>Personal prod</text:p>
          </table:table-cell>
          <table:table-cell office:value-type="string" calcext:value-type="string">
            <text:p>Critical thinking</text:p>
          </table:table-cell>
          <table:table-cell office:value-type="string" calcext:value-type="string">
            <text:p>learn quickly</text:p>
          </table:table-cell>
          <table:table-cell office:value-type="string" calcext:value-type="string">
            <text:p>Decision-making</text:p>
          </table:table-cell>
          <table:table-cell office:value-type="string" calcext:value-type="string">
            <text:p>Social skill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team workingish</text:p>
          </table:table-cell>
          <table:table-cell table:style-name="ce14" office:value-type="string" calcext:value-type="string">
            <text:p>Transferable skills</text:p>
          </table:table-cell>
          <table:table-cell table:style-name="ce14"/>
          <table:table-cell table:style-name="ce5" office:value-type="string" calcext:value-type="string">
            <text:p>Trans skills</text:p>
          </table:table-cell>
          <table:table-cell table:style-name="ce5" office:value-type="string" calcext:value-type="string">
            <text:p>Knowledge</text:p>
          </table:table-cell>
          <table:table-cell table:style-name="ce5" office:value-type="string" calcext:value-type="string">
            <text:p>Personality trait</text:p>
          </table:table-cell>
          <table:table-cell office:value-type="string" calcext:value-type="string">
            <text:p>AVG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design engineering in netherlands forever</text:p>
          </table:table-cell>
          <table:table-cell table:style-name="ce2" table:formula="of:=[.W4]" office:value-type="float" office:value="4.62820512820513" calcext:value-type="float">
            <text:p>4.6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5" calcext:value-type="float">
            <text:p>5.0</text:p>
          </table:table-cell>
          <table:table-cell table:style-name="ce8" office:value-type="float" office:value="10" calcext:value-type="float">
            <text:p>10.000</text:p>
          </table:table-cell>
          <table:table-cell office:value-type="float" office:value="8" calcext:value-type="float">
            <text:p>8.0</text:p>
          </table:table-cell>
          <table:table-cell table:formula="of:=300/100000*10" office:value-type="float" office:value="0.03" calcext:value-type="float">
            <text:p>0.03</text:p>
          </table:table-cell>
          <table:table-cell table:formula="of:=([.B4]*[.B$2]+[.C4]*[.C$2]+[.D4]*[.D$2]+[.E4]*[.E$2]+[.F4]*[.F$2]+[.G4]*[.G$2])*[.H4]" office:value-type="float" office:value="2.42653846153846" calcext:value-type="float">
            <text:p>2.4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formula="of:=[.K4]*[.K$2]+[.L4]*[.L$2]+[.M4]*[.M$2]+[.N4]*[.N$2]+[.O4]*[.O$2]+[.P4]*[.P$2]+[.Q4]*[.Q$2]" office:value-type="float" office:value="31.75" calcext:value-type="float">
            <text:p>31.8</text:p>
          </table:table-cell>
          <table:table-cell/>
          <table:table-cell table:formula="of:=[.R4]/[.R2]" office:value-type="float" office:value="4.88461538461539" calcext:value-type="float">
            <text:p>4.9</text:p>
          </table:table-cell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formula="of:=([.T4]*[.T$2]+[.U4]*[.U$2]+[.V4]*[.V$2])/SUM([.T2:.V2])" office:value-type="float" office:value="4.62820512820513" calcext:value-type="float">
            <text:p>4.6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Design engineering with start up impact</text:p>
          </table:table-cell>
          <table:table-cell table:style-name="ce2" table:formula="of:=[.W5]" office:value-type="float" office:value="0" calcext:value-type="float">
            <text:p>0.0</text:p>
          </table:table-cell>
          <table:table-cell table:style-name="ce2" table:number-columns-repeated="3"/>
          <table:table-cell table:style-name="ce8" office:value-type="float" office:value="0.003" calcext:value-type="float">
            <text:p>0.003</text:p>
          </table:table-cell>
          <table:table-cell office:value-type="float" office:value="3" calcext:value-type="float">
            <text:p>3.0</text:p>
          </table:table-cell>
          <table:table-cell table:formula="of:=21000/100000*10" office:value-type="float" office:value="2.1" calcext:value-type="float">
            <text:p>2.10</text:p>
          </table:table-cell>
          <table:table-cell table:formula="of:=([.B5]*[.B$2]+[.C5]*[.C$2]+[.D5]*[.D$2]+[.E5]*[.E$2]+[.F5]*[.F$2]+[.G5]*[.G$2])*[.H5]" office:value-type="float" office:value="9.4689" calcext:value-type="float">
            <text:p>9.5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design engineering with moving to ngo in operations</text:p>
          </table:table-cell>
          <table:table-cell table:style-name="ce2" table:formula="of:=[.W6]" office:value-type="float" office:value="0" calcext:value-type="float">
            <text:p>0.0</text:p>
          </table:table-cell>
          <table:table-cell table:style-name="ce2" table:number-columns-repeated="3"/>
          <table:table-cell table:style-name="ce8" office:value-type="float" office:value="6.4" calcext:value-type="float">
            <text:p>6.400</text:p>
          </table:table-cell>
          <table:table-cell/>
          <table:table-cell table:formula="of:=970/100000*10" office:value-type="float" office:value="0.097" calcext:value-type="float">
            <text:p>0.10</text:p>
          </table:table-cell>
          <table:table-cell table:formula="of:=([.B6]*[.B$2]+[.C6]*[.C$2]+[.D6]*[.D$2]+[.E6]*[.E$2]+[.F6]*[.F$2]+[.G6]*[.G$2])*[.H6]" office:value-type="float" office:value="1.8624" calcext:value-type="float">
            <text:p>1.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S</text:p>
          </table:table-cell>
          <table:table-cell table:style-name="ce2" table:formula="of:=[.W7]" office:value-type="float" office:value="6.62820512820513" calcext:value-type="float">
            <text:p>6.6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7" calcext:value-type="float">
            <text:p>7.0</text:p>
          </table:table-cell>
          <table:table-cell table:style-name="ce2"/>
          <table:table-cell table:style-name="ce8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formula="of:=[.K7]*[.K$2]+[.L7]*[.L$2]+[.M7]*[.M$2]+[.N7]*[.N$2]+[.O7]*[.O$2]+[.P7]*[.P$2]+[.Q7]*[.Q$2]" office:value-type="float" office:value="38.25" calcext:value-type="float">
            <text:p>38.3</text:p>
          </table:table-cell>
          <table:table-cell/>
          <table:table-cell table:formula="of:=[.R7]/[.R$2]" office:value-type="float" office:value="5.88461538461539" calcext:value-type="float">
            <text:p>5.9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formula="of:=([.T7]*[.T$2]+[.U7]*[.U$2]+[.V7]*[.V$2])/SUM([.T$2:.V$2])" office:value-type="float" office:value="6.62820512820513" calcext:value-type="float">
            <text:p>6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rogramming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ce8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6.5" calcext:value-type="float">
            <text:p>6.5</text:p>
          </table:table-cell>
          <table:table-cell table:formula="of:=[.K8]*[.K$2]+[.L8]*[.L$2]+[.M8]*[.M$2]+[.N8]*[.N$2]+[.O8]*[.O$2]+[.P8]*[.P$2]+[.Q8]*[.Q$2]" office:value-type="float" office:value="36.25" calcext:value-type="float">
            <text:p>36.3</text:p>
          </table:table-cell>
          <table:table-cell/>
          <table:table-cell table:formula="of:=[.R8]/[.R$2]" office:value-type="float" office:value="5.57692307692308" calcext:value-type="float">
            <text:p>5.6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table:formula="of:=([.T8]*[.T$2]+[.U8]*[.U$2]+[.V8]*[.V$2])/SUM([.T$2:.V$2])" office:value-type="float" office:value="6.35897435897436" calcext:value-type="float">
            <text:p>6.4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achine learning PhD</text:p>
          </table:table-cell>
          <table:table-cell table:style-name="ce2" table:number-columns-repeated="4"/>
          <table:table-cell table:style-name="ce8"/>
          <table:table-cell table:number-columns-repeated="11"/>
          <table:table-cell table:formula="of:=[.K9]*[.K$2]+[.L9]*[.L$2]+[.M9]*[.M$2]+[.N9]*[.N$2]+[.O9]*[.O$2]+[.P9]*[.P$2]+[.Q9]*[.Q$2]" office:value-type="float" office:value="0" calcext:value-type="float">
            <text:p>0.0</text:p>
          </table:table-cell>
          <table:table-cell/>
          <table:table-cell table:formula="of:=[.R9]/[.R$2]" office:value-type="float" office:value="0" calcext:value-type="float">
            <text:p>0.0</text:p>
          </table:table-cell>
          <table:table-cell table:number-columns-repeated="2"/>
          <table:table-cell table:formula="of:=([.T9]*[.T$2]+[.U9]*[.U$2]+[.V9]*[.V$2])/SUM([.T$2:.V$2])" office:value-type="float" office:value="0" calcext:value-type="float">
            <text:p>0.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conomics PhD</text:p>
          </table:table-cell>
          <table:table-cell table:number-columns-repeated="16"/>
          <table:table-cell table:formula="of:=[.K10]*[.K$2]+[.L10]*[.L$2]+[.M10]*[.M$2]+[.N10]*[.N$2]+[.O10]*[.O$2]+[.P10]*[.P$2]+[.Q10]*[.Q$2]" office:value-type="float" office:value="0" calcext:value-type="float">
            <text:p>0.0</text:p>
          </table:table-cell>
          <table:table-cell/>
          <table:table-cell table:formula="of:=[.R10]/[.R$2]" office:value-type="float" office:value="0" calcext:value-type="float">
            <text:p>0.0</text:p>
          </table:table-cell>
          <table:table-cell table:number-columns-repeated="2"/>
          <table:table-cell table:formula="of:=([.T10]*[.T$2]+[.U10]*[.U$2]+[.V10]*[.V$2])/SUM([.T8:.V8])" office:value-type="float" office:value="0" calcext:value-type="float">
            <text:p>0.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Working in an NGO like 80k hours</text:p>
          </table:table-cell>
          <table:table-cell table:number-columns-repeated="16"/>
          <table:table-cell table:formula="of:=[.K11]*[.K$2]+[.L11]*[.L$2]+[.M11]*[.M$2]+[.N11]*[.N$2]+[.O11]*[.O$2]+[.P11]*[.P$2]+[.Q11]*[.Q$2]" office:value-type="float" office:value="0" calcext:value-type="float">
            <text:p>0.0</text:p>
          </table:table-cell>
          <table:table-cell/>
          <table:table-cell table:formula="of:=[.R11]/[.R$2]" office:value-type="float" office:value="0" calcext:value-type="float">
            <text:p>0.0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5" office:value-type="string" calcext:value-type="string">
            <text:p>80k stu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essional staffer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2" table:default-cell-style-name="ce16"/>
        <table:table-column table:style-name="co1" table:default-cell-style-name="ce15"/>
        <table:table-column table:style-name="co1" table:default-cell-style-name="ce11"/>
        <table:table-column table:style-name="co1" table:number-columns-repeated="1019" table:default-cell-style-name="ce15"/>
        <table:table-row table:style-name="ro5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,000</text:p>
          </table:table-cell>
          <table:table-cell table:formula="of:=[.$H$9]*[.B2]" office:value-type="float" office:value="4600" calcext:value-type="float">
            <text:p>4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.15" calcext:value-type="float">
            <text:p>1.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48300" calcext:value-type="float">
            <text:p>48,300</text:p>
          </table:table-cell>
          <table:table-cell table:formula="of:=[.$H$9]*[.B3]" office:value-type="float" office:value="4830" calcext:value-type="float">
            <text:p>4,830</text:p>
          </table:table-cell>
          <table:table-cell table:style-name="ce16" table:formula="of:=[.D2]*(1+[.$H$5])^(1)" office:value-type="float" office:value="4040" calcext:value-type="float">
            <text:p>4,040</text:p>
          </table:table-cell>
          <table:table-cell table:formula="of:=[.C3]/[.D3]" office:value-type="float" office:value="1.19554455445545" calcext:value-type="float">
            <text:p>1.2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0715" calcext:value-type="float">
            <text:p>50,715</text:p>
          </table:table-cell>
          <table:table-cell table:formula="of:=[.$H$9]*[.B4]" office:value-type="float" office:value="5071.5" calcext:value-type="float">
            <text:p>5,072</text:p>
          </table:table-cell>
          <table:table-cell table:style-name="ce16" table:formula="of:=[.D3]*(1+[.$H$5])^(1)" office:value-type="float" office:value="4080.4" calcext:value-type="float">
            <text:p>4,080</text:p>
          </table:table-cell>
          <table:table-cell table:formula="of:=[.C4]/[.D4]" office:value-type="float" office:value="1.2428928536418" calcext:value-type="float">
            <text:p>1.2</text:p>
          </table:table-cell>
          <table:table-cell/>
          <table:table-cell office:value-type="string" calcext:value-type="string">
            <text:p>interest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3250.75" calcext:value-type="float">
            <text:p>53,251</text:p>
          </table:table-cell>
          <table:table-cell table:formula="of:=[.$H$9]*[.B5]" office:value-type="float" office:value="5325.075" calcext:value-type="float">
            <text:p>5,325</text:p>
          </table:table-cell>
          <table:table-cell table:style-name="ce16" table:formula="of:=[.D4]*(1+[.$H$5])^(1)" office:value-type="float" office:value="4121.204" calcext:value-type="float">
            <text:p>4,121</text:p>
          </table:table-cell>
          <table:table-cell table:formula="of:=[.C5]/[.D5]" office:value-type="float" office:value="1.29211633299395" calcext:value-type="float">
            <text:p>1.3</text:p>
          </table:table-cell>
          <table:table-cell/>
          <table:table-cell office:value-type="string" calcext:value-type="string">
            <text:p>inflation</text:p>
          </table:table-cell>
          <table:table-cell table:style-name="ce17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55913.2875" calcext:value-type="float">
            <text:p>55,913</text:p>
          </table:table-cell>
          <table:table-cell table:formula="of:=[.$H$9]*[.B6]" office:value-type="float" office:value="5591.32875" calcext:value-type="float">
            <text:p>5,591</text:p>
          </table:table-cell>
          <table:table-cell table:style-name="ce16" table:formula="of:=[.D5]*(1+[.$H$5])^(1)" office:value-type="float" office:value="4162.41604" calcext:value-type="float">
            <text:p>4,162</text:p>
          </table:table-cell>
          <table:table-cell table:formula="of:=[.C6]/[.D6]" office:value-type="float" office:value="1.34328925707292" calcext:value-type="float">
            <text:p>1.3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[.B6]*(1+[.$H$7])^(1)" office:value-type="float" office:value="62902.4484375" calcext:value-type="float">
            <text:p>62,902</text:p>
          </table:table-cell>
          <table:table-cell table:formula="of:=[.$H$9]*[.B7]" office:value-type="float" office:value="6290.24484375" calcext:value-type="float">
            <text:p>6,290</text:p>
          </table:table-cell>
          <table:table-cell table:style-name="ce16" table:formula="of:=[.D6]*(1+[.$H$5])^(1)" office:value-type="float" office:value="4204.0402004" calcext:value-type="float">
            <text:p>4,204</text:p>
          </table:table-cell>
          <table:table-cell table:formula="of:=[.C7]/[.D7]" office:value-type="float" office:value="1.49623803386835" calcext:value-type="float">
            <text:p>1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7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66047.570859375" calcext:value-type="float">
            <text:p>66,048</text:p>
          </table:table-cell>
          <table:table-cell table:formula="of:=[.$H$9]*[.B8]" office:value-type="float" office:value="6604.7570859375" calcext:value-type="float">
            <text:p>6,605</text:p>
          </table:table-cell>
          <table:table-cell table:style-name="ce16" table:formula="of:=[.D7]*(1+[.$H$5])^(1)" office:value-type="float" office:value="4246.080602404" calcext:value-type="float">
            <text:p>4,246</text:p>
          </table:table-cell>
          <table:table-cell table:formula="of:=[.C8]/[.D8]" office:value-type="float" office:value="1.55549498570472" calcext:value-type="float">
            <text:p>1.6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8]*(1+[.$H$4])^(1)" office:value-type="float" office:value="69349.9494023438" calcext:value-type="float">
            <text:p>69,350</text:p>
          </table:table-cell>
          <table:table-cell table:formula="of:=[.$H$9]*[.B9]" office:value-type="float" office:value="6934.99494023438" calcext:value-type="float">
            <text:p>6,935</text:p>
          </table:table-cell>
          <table:table-cell table:style-name="ce16" table:formula="of:=[.D8]*(1+[.$H$5])^(1)" office:value-type="float" office:value="4288.54140842804" calcext:value-type="float">
            <text:p>4,289</text:p>
          </table:table-cell>
          <table:table-cell table:formula="of:=[.C9]/[.D9]" office:value-type="float" office:value="1.61709874751481" calcext:value-type="float">
            <text:p>1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7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2817.4468724609" calcext:value-type="float">
            <text:p>72,817</text:p>
          </table:table-cell>
          <table:table-cell table:formula="of:=[.$H$9]*[.B10]" office:value-type="float" office:value="7281.7446872461" calcext:value-type="float">
            <text:p>7,282</text:p>
          </table:table-cell>
          <table:table-cell table:style-name="ce16" table:formula="of:=[.D9]*(1+[.$H$5])^(1)" office:value-type="float" office:value="4331.42682251232" calcext:value-type="float">
            <text:p>4,331</text:p>
          </table:table-cell>
          <table:table-cell table:formula="of:=[.C10]/[.D10]" office:value-type="float" office:value="1.68114226226787" calcext:value-type="float">
            <text:p>1.7</text:p>
          </table:table-cell>
          <table:table-cell table:formula="of:=SUM([.E2:.E9])" office:value-type="float" office:value="10.892674765252" calcext:value-type="float">
            <text:p>10.89267476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6458.319216084" calcext:value-type="float">
            <text:p>76,458</text:p>
          </table:table-cell>
          <table:table-cell table:formula="of:=[.$H$9]*[.B11]" office:value-type="float" office:value="7645.8319216084" calcext:value-type="float">
            <text:p>7,646</text:p>
          </table:table-cell>
          <table:table-cell table:style-name="ce16" table:formula="of:=[.D10]*(1+[.$H$5])^(1)" office:value-type="float" office:value="4374.74109073744" calcext:value-type="float">
            <text:p>4,375</text:p>
          </table:table-cell>
          <table:table-cell table:formula="of:=[.C11]/[.D11]" office:value-type="float" office:value="1.74772215384284" calcext:value-type="float">
            <text:p>1.7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6015.6091180945" calcext:value-type="float">
            <text:p>86,016</text:p>
          </table:table-cell>
          <table:table-cell table:formula="of:=[.$H$9]*[.B12]" office:value-type="float" office:value="8601.56091180945" calcext:value-type="float">
            <text:p>8,602</text:p>
          </table:table-cell>
          <table:table-cell table:style-name="ce16" table:formula="of:=[.D11]*(1+[.$H$5])^(1)" office:value-type="float" office:value="4418.48850164482" calcext:value-type="float">
            <text:p>4,418</text:p>
          </table:table-cell>
          <table:table-cell table:formula="of:=[.C12]/[.D12]" office:value-type="float" office:value="1.94672022086454" calcext:value-type="float">
            <text:p>1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0316.3895739992" calcext:value-type="float">
            <text:p>90,316</text:p>
          </table:table-cell>
          <table:table-cell table:formula="of:=[.$H$9]*[.B13]" office:value-type="float" office:value="9031.63895739992" calcext:value-type="float">
            <text:p>9,032</text:p>
          </table:table-cell>
          <table:table-cell table:style-name="ce16" table:formula="of:=[.D12]*(1+[.$H$5])^(1)" office:value-type="float" office:value="4462.67338666127" calcext:value-type="float">
            <text:p>4,463</text:p>
          </table:table-cell>
          <table:table-cell table:formula="of:=[.C13]/[.D13]" office:value-type="float" office:value="2.02381805139383" calcext:value-type="float">
            <text:p>2.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832.2090526992" calcext:value-type="float">
            <text:p>94,832</text:p>
          </table:table-cell>
          <table:table-cell table:formula="of:=[.$H$9]*[.B14]" office:value-type="float" office:value="9483.22090526992" calcext:value-type="float">
            <text:p>9,483</text:p>
          </table:table-cell>
          <table:table-cell table:style-name="ce16" table:formula="of:=[.D13]*(1+[.$H$5])^(1)" office:value-type="float" office:value="4507.30012052788" calcext:value-type="float">
            <text:p>4,507</text:p>
          </table:table-cell>
          <table:table-cell table:formula="of:=[.C14]/[.D14]" office:value-type="float" office:value="2.10396926135002" calcext:value-type="float">
            <text:p>2.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9573.8195053342" calcext:value-type="float">
            <text:p>99,574</text:p>
          </table:table-cell>
          <table:table-cell table:formula="of:=[.$H$9]*[.B15]" office:value-type="float" office:value="9957.38195053342" calcext:value-type="float">
            <text:p>9,957</text:p>
          </table:table-cell>
          <table:table-cell table:style-name="ce16" table:formula="of:=[.D14]*(1+[.$H$5])^(1)" office:value-type="float" office:value="4552.37312173316" calcext:value-type="float">
            <text:p>4,552</text:p>
          </table:table-cell>
          <table:table-cell table:formula="of:=[.C15]/[.D15]" office:value-type="float" office:value="2.18729477665102" calcext:value-type="float">
            <text:p>2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552.510480601" calcext:value-type="float">
            <text:p>104,553</text:p>
          </table:table-cell>
          <table:table-cell table:formula="of:=[.$H$9]*[.B16]" office:value-type="float" office:value="10455.2510480601" calcext:value-type="float">
            <text:p>10,455</text:p>
          </table:table-cell>
          <table:table-cell table:style-name="ce16" table:formula="of:=[.D15]*(1+[.$H$5])^(1)" office:value-type="float" office:value="4597.89685295049" calcext:value-type="float">
            <text:p>4,598</text:p>
          </table:table-cell>
          <table:table-cell table:formula="of:=[.C16]/[.D16]" office:value-type="float" office:value="2.27392031235997" calcext:value-type="float">
            <text:p>2.3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7621.574290676" calcext:value-type="float">
            <text:p>117,622</text:p>
          </table:table-cell>
          <table:table-cell table:formula="of:=[.$H$9]*[.B17]" office:value-type="float" office:value="11762.1574290676" calcext:value-type="float">
            <text:p>11,762</text:p>
          </table:table-cell>
          <table:table-cell table:style-name="ce16" table:formula="of:=[.D16]*(1+[.$H$5])^(1)" office:value-type="float" office:value="4643.87582147999" calcext:value-type="float">
            <text:p>4,644</text:p>
          </table:table-cell>
          <table:table-cell table:formula="of:=[.C17]/[.D17]" office:value-type="float" office:value="2.53283203109402" calcext:value-type="float">
            <text:p>2.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23502.65300521" calcext:value-type="float">
            <text:p>123,503</text:p>
          </table:table-cell>
          <table:table-cell table:formula="of:=[.$H$9]*[.B18]" office:value-type="float" office:value="12350.265300521" calcext:value-type="float">
            <text:p>12,350</text:p>
          </table:table-cell>
          <table:table-cell table:style-name="ce16" table:formula="of:=[.D17]*(1+[.$H$5])^(1)" office:value-type="float" office:value="4690.31457969479" calcext:value-type="float">
            <text:p>4,690</text:p>
          </table:table-cell>
          <table:table-cell table:formula="of:=[.C18]/[.D18]" office:value-type="float" office:value="2.63314221054329" calcext:value-type="float">
            <text:p>2.6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9677.78565547" calcext:value-type="float">
            <text:p>129,678</text:p>
          </table:table-cell>
          <table:table-cell table:formula="of:=[.$H$9]*[.B19]" office:value-type="float" office:value="12967.778565547" calcext:value-type="float">
            <text:p>12,968</text:p>
          </table:table-cell>
          <table:table-cell table:style-name="ce16" table:formula="of:=[.D18]*(1+[.$H$5])^(1)" office:value-type="float" office:value="4737.21772549174" calcext:value-type="float">
            <text:p>4,737</text:p>
          </table:table-cell>
          <table:table-cell table:formula="of:=[.C19]/[.D19]" office:value-type="float" office:value="2.73742507036679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36161.674938244" calcext:value-type="float">
            <text:p>136,162</text:p>
          </table:table-cell>
          <table:table-cell table:formula="of:=[.$H$9]*[.B20]" office:value-type="float" office:value="13616.1674938244" calcext:value-type="float">
            <text:p>13,616</text:p>
          </table:table-cell>
          <table:table-cell table:style-name="ce16" table:formula="of:=[.D19]*(1+[.$H$5])^(1)" office:value-type="float" office:value="4784.58990274666" calcext:value-type="float">
            <text:p>4,785</text:p>
          </table:table-cell>
          <table:table-cell table:formula="of:=[.C20]/[.D20]" office:value-type="float" office:value="2.84583794444072" calcext:value-type="float">
            <text:p>2.8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42969.758685156" calcext:value-type="float">
            <text:p>142,970</text:p>
          </table:table-cell>
          <table:table-cell table:formula="of:=[.$H$9]*[.B21]" office:value-type="float" office:value="14296.9758685156" calcext:value-type="float">
            <text:p>14,297</text:p>
          </table:table-cell>
          <table:table-cell table:style-name="ce16" table:formula="of:=[.D20]*(1+[.$H$5])^(1)" office:value-type="float" office:value="4832.43580177413" calcext:value-type="float">
            <text:p>4,832</text:p>
          </table:table-cell>
          <table:table-cell table:formula="of:=[.C21]/[.D21]" office:value-type="float" office:value="2.9585443976859" calcext:value-type="float">
            <text:p>3.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60840.9785208" calcext:value-type="float">
            <text:p>160,841</text:p>
          </table:table-cell>
          <table:table-cell table:formula="of:=[.$H$9]*[.B22]" office:value-type="float" office:value="16084.09785208" calcext:value-type="float">
            <text:p>16,084</text:p>
          </table:table-cell>
          <table:table-cell table:style-name="ce16" table:formula="of:=[.D21]*(1+[.$H$5])^(1)" office:value-type="float" office:value="4880.76015979187" calcext:value-type="float">
            <text:p>4,881</text:p>
          </table:table-cell>
          <table:table-cell table:formula="of:=[.C22]/[.D22]" office:value-type="float" office:value="3.29540836375904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68883.027446841" calcext:value-type="float">
            <text:p>168,883</text:p>
          </table:table-cell>
          <table:table-cell table:formula="of:=[.$H$9]*[.B23]" office:value-type="float" office:value="16888.3027446841" calcext:value-type="float">
            <text:p>16,888</text:p>
          </table:table-cell>
          <table:table-cell table:style-name="ce16" table:formula="of:=[.D22]*(1+[.$H$5])^(1)" office:value-type="float" office:value="4929.56776138979" calcext:value-type="float">
            <text:p>4,930</text:p>
          </table:table-cell>
          <table:table-cell table:formula="of:=[.C23]/[.D23]" office:value-type="float" office:value="3.42591958608614" calcext:value-type="float">
            <text:p>3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77327.178819183" calcext:value-type="float">
            <text:p>177,327</text:p>
          </table:table-cell>
          <table:table-cell table:formula="of:=[.$H$9]*[.B24]" office:value-type="float" office:value="17732.7178819183" calcext:value-type="float">
            <text:p>17,733</text:p>
          </table:table-cell>
          <table:table-cell table:style-name="ce16" table:formula="of:=[.D23]*(1+[.$H$5])^(1)" office:value-type="float" office:value="4978.86343900368" calcext:value-type="float">
            <text:p>4,979</text:p>
          </table:table-cell>
          <table:table-cell table:formula="of:=[.C24]/[.D24]" office:value-type="float" office:value="3.56159956969351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86193.537760142" calcext:value-type="float">
            <text:p>186,194</text:p>
          </table:table-cell>
          <table:table-cell table:formula="of:=[.$H$9]*[.B25]" office:value-type="float" office:value="18619.3537760142" calcext:value-type="float">
            <text:p>18,619</text:p>
          </table:table-cell>
          <table:table-cell table:style-name="ce16" table:formula="of:=[.D24]*(1+[.$H$5])^(1)" office:value-type="float" office:value="5028.65207339372" calcext:value-type="float">
            <text:p>5,029</text:p>
          </table:table-cell>
          <table:table-cell table:formula="of:=[.C25]/[.D25]" office:value-type="float" office:value="3.7026530179982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95503.214648149" calcext:value-type="float">
            <text:p>195,503</text:p>
          </table:table-cell>
          <table:table-cell table:formula="of:=[.$H$9]*[.B26]" office:value-type="float" office:value="19550.3214648149" calcext:value-type="float">
            <text:p>19,550</text:p>
          </table:table-cell>
          <table:table-cell table:style-name="ce16" table:formula="of:=[.D25]*(1+[.$H$5])^(1)" office:value-type="float" office:value="5078.93859412766" calcext:value-type="float">
            <text:p>5,079</text:p>
          </table:table-cell>
          <table:table-cell table:formula="of:=[.C26]/[.D26]" office:value-type="float" office:value="3.84929274148328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19941.116479167" calcext:value-type="float">
            <text:p>219,941</text:p>
          </table:table-cell>
          <table:table-cell table:formula="of:=[.$H$9]*[.B27]" office:value-type="float" office:value="21994.1116479167" calcext:value-type="float">
            <text:p>21,994</text:p>
          </table:table-cell>
          <table:table-cell table:style-name="ce16" table:formula="of:=[.D26]*(1+[.$H$5])^(1)" office:value-type="float" office:value="5129.72798006893" calcext:value-type="float">
            <text:p>5,130</text:p>
          </table:table-cell>
          <table:table-cell table:formula="of:=[.C27]/[.D27]" office:value-type="float" office:value="4.2875785486818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30938.172303126" calcext:value-type="float">
            <text:p>230,938</text:p>
          </table:table-cell>
          <table:table-cell table:formula="of:=[.$H$9]*[.B28]" office:value-type="float" office:value="23093.8172303126" calcext:value-type="float">
            <text:p>23,094</text:p>
          </table:table-cell>
          <table:table-cell table:style-name="ce16" table:formula="of:=[.D27]*(1+[.$H$5])^(1)" office:value-type="float" office:value="5181.02525986962" calcext:value-type="float">
            <text:p>5,181</text:p>
          </table:table-cell>
          <table:table-cell table:formula="of:=[.C28]/[.D28]" office:value-type="float" office:value="4.45738363971877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42485.080918282" calcext:value-type="float">
            <text:p>242,485</text:p>
          </table:table-cell>
          <table:table-cell table:formula="of:=[.$H$9]*[.B29]" office:value-type="float" office:value="24248.5080918282" calcext:value-type="float">
            <text:p>24,249</text:p>
          </table:table-cell>
          <table:table-cell table:style-name="ce16" table:formula="of:=[.D28]*(1+[.$H$5])^(1)" office:value-type="float" office:value="5232.83551246832" calcext:value-type="float">
            <text:p>5,233</text:p>
          </table:table-cell>
          <table:table-cell table:formula="of:=[.C29]/[.D29]" office:value-type="float" office:value="4.63391368485615" calcext:value-type="float">
            <text:p>4.6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54609.334964196" calcext:value-type="float">
            <text:p>254,609</text:p>
          </table:table-cell>
          <table:table-cell table:formula="of:=[.$H$9]*[.B30]" office:value-type="float" office:value="25460.9334964196" calcext:value-type="float">
            <text:p>25,461</text:p>
          </table:table-cell>
          <table:table-cell table:style-name="ce16" table:formula="of:=[.D29]*(1+[.$H$5])^(1)" office:value-type="float" office:value="5285.163867593" calcext:value-type="float">
            <text:p>5,285</text:p>
          </table:table-cell>
          <table:table-cell table:formula="of:=[.C30]/[.D30]" office:value-type="float" office:value="4.81743501890986" calcext:value-type="float">
            <text:p>4.8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67339.801712406" calcext:value-type="float">
            <text:p>267,340</text:p>
          </table:table-cell>
          <table:table-cell table:formula="of:=[.$H$9]*[.B31]" office:value-type="float" office:value="26733.9801712406" calcext:value-type="float">
            <text:p>26,734</text:p>
          </table:table-cell>
          <table:table-cell table:style-name="ce16" table:formula="of:=[.D30]*(1+[.$H$5])^(1)" office:value-type="float" office:value="5338.01550626893" calcext:value-type="float">
            <text:p>5,338</text:p>
          </table:table-cell>
          <table:table-cell table:formula="of:=[.C31]/[.D31]" office:value-type="float" office:value="5.00822452460926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300757.276926457" calcext:value-type="float">
            <text:p>300,757</text:p>
          </table:table-cell>
          <table:table-cell table:formula="of:=[.$H$9]*[.B32]" office:value-type="float" office:value="30075.7276926457" calcext:value-type="float">
            <text:p>30,076</text:p>
          </table:table-cell>
          <table:table-cell table:style-name="ce16" table:formula="of:=[.D31]*(1+[.$H$5])^(1)" office:value-type="float" office:value="5391.39566133162" calcext:value-type="float">
            <text:p>5,391</text:p>
          </table:table-cell>
          <table:table-cell table:formula="of:=[.C32]/[.D32]" office:value-type="float" office:value="5.57846791107467" calcext:value-type="float">
            <text:p>5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315795.14077278" calcext:value-type="float">
            <text:p>315,795</text:p>
          </table:table-cell>
          <table:table-cell table:formula="of:=[.$H$9]*[.B33]" office:value-type="float" office:value="31579.514077278" calcext:value-type="float">
            <text:p>31,580</text:p>
          </table:table-cell>
          <table:table-cell table:style-name="ce16" table:formula="of:=[.D32]*(1+[.$H$5])^(1)" office:value-type="float" office:value="5445.30961794494" calcext:value-type="float">
            <text:p>5,445</text:p>
          </table:table-cell>
          <table:table-cell table:formula="of:=[.C33]/[.D33]" office:value-type="float" office:value="5.7993973332954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31584.897811418" calcext:value-type="float">
            <text:p>331,585</text:p>
          </table:table-cell>
          <table:table-cell table:formula="of:=[.$H$9]*[.B34]" office:value-type="float" office:value="33158.4897811419" calcext:value-type="float">
            <text:p>33,158</text:p>
          </table:table-cell>
          <table:table-cell table:style-name="ce16" table:formula="of:=[.D33]*(1+[.$H$5])^(1)" office:value-type="float" office:value="5499.76271412439" calcext:value-type="float">
            <text:p>5,500</text:p>
          </table:table-cell>
          <table:table-cell table:formula="of:=[.C34]/[.D34]" office:value-type="float" office:value="6.02907643560418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48164.142701989" calcext:value-type="float">
            <text:p>348,164</text:p>
          </table:table-cell>
          <table:table-cell table:formula="of:=[.$H$9]*[.B35]" office:value-type="float" office:value="34816.4142701989" calcext:value-type="float">
            <text:p>34,816</text:p>
          </table:table-cell>
          <table:table-cell table:style-name="ce16" table:formula="of:=[.D34]*(1+[.$H$5])^(1)" office:value-type="float" office:value="5554.76034126563" calcext:value-type="float">
            <text:p>5,555</text:p>
          </table:table-cell>
          <table:table-cell table:formula="of:=[.C35]/[.D35]" office:value-type="float" office:value="6.26785173998455" calcext:value-type="float">
            <text:p>6.3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65572.349837089" calcext:value-type="float">
            <text:p>365,572</text:p>
          </table:table-cell>
          <table:table-cell table:formula="of:=[.$H$9]*[.B36]" office:value-type="float" office:value="36557.2349837089" calcext:value-type="float">
            <text:p>36,557</text:p>
          </table:table-cell>
          <table:table-cell table:style-name="ce16" table:formula="of:=[.D35]*(1+[.$H$5])^(1)" office:value-type="float" office:value="5610.30794467829" calcext:value-type="float">
            <text:p>5,610</text:p>
          </table:table-cell>
          <table:table-cell table:formula="of:=[.C36]/[.D36]" office:value-type="float" office:value="6.51608349206314" calcext:value-type="float">
            <text:p>6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83850.967328943" calcext:value-type="float">
            <text:p>383,851</text:p>
          </table:table-cell>
          <table:table-cell table:formula="of:=[.$H$9]*[.B37]" office:value-type="float" office:value="38385.0967328943" calcext:value-type="float">
            <text:p>38,385</text:p>
          </table:table-cell>
          <table:table-cell table:style-name="ce16" table:formula="of:=[.D36]*(1+[.$H$5])^(1)" office:value-type="float" office:value="5666.41102412507" calcext:value-type="float">
            <text:p>5,666</text:p>
          </table:table-cell>
          <table:table-cell table:formula="of:=[.C37]/[.D37]" office:value-type="float" office:value="6.7741462046201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431832.338245061" calcext:value-type="float">
            <text:p>431,832</text:p>
          </table:table-cell>
          <table:table-cell table:formula="of:=[.$H$9]*[.B38]" office:value-type="float" office:value="43183.2338245061" calcext:value-type="float">
            <text:p>43,183</text:p>
          </table:table-cell>
          <table:table-cell table:style-name="ce16" table:formula="of:=[.D37]*(1+[.$H$5])^(1)" office:value-type="float" office:value="5723.07513436632" calcext:value-type="float">
            <text:p>5,723</text:p>
          </table:table-cell>
          <table:table-cell table:formula="of:=[.C38]/[.D38]" office:value-type="float" office:value="7.54545988138377" calcext:value-type="float">
            <text:p>7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453423.955157314" calcext:value-type="float">
            <text:p>453,424</text:p>
          </table:table-cell>
          <table:table-cell table:formula="of:=[.$H$9]*[.B39]" office:value-type="float" office:value="45342.3955157315" calcext:value-type="float">
            <text:p>45,342</text:p>
          </table:table-cell>
          <table:table-cell table:style-name="ce16" table:formula="of:=[.D38]*(1+[.$H$5])^(1)" office:value-type="float" office:value="5780.30588570999" calcext:value-type="float">
            <text:p>5,780</text:p>
          </table:table-cell>
          <table:table-cell table:formula="of:=[.C39]/[.D39]" office:value-type="float" office:value="7.844289975696" calcext:value-type="float">
            <text:p>7.8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476095.15291518" calcext:value-type="float">
            <text:p>476,095</text:p>
          </table:table-cell>
          <table:table-cell table:formula="of:=[.$H$9]*[.B40]" office:value-type="float" office:value="47609.515291518" calcext:value-type="float">
            <text:p>47,610</text:p>
          </table:table-cell>
          <table:table-cell table:style-name="ce16" table:formula="of:=[.D39]*(1+[.$H$5])^(1)" office:value-type="float" office:value="5838.10894456709" calcext:value-type="float">
            <text:p>5,838</text:p>
          </table:table-cell>
          <table:table-cell table:formula="of:=[.C40]/[.D40]" office:value-type="float" office:value="8.15495492522852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499899.910560939" calcext:value-type="float">
            <text:p>499,900</text:p>
          </table:table-cell>
          <table:table-cell table:formula="of:=[.$H$9]*[.B41]" office:value-type="float" office:value="49989.9910560939" calcext:value-type="float">
            <text:p>49,990</text:p>
          </table:table-cell>
          <table:table-cell table:style-name="ce16" table:formula="of:=[.D40]*(1+[.$H$5])^(1)" office:value-type="float" office:value="5896.49003401276" calcext:value-type="float">
            <text:p>5,896</text:p>
          </table:table-cell>
          <table:table-cell table:formula="of:=[.C41]/[.D41]" office:value-type="float" office:value="8.47792343711875" calcext:value-type="float">
            <text:p>8.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SUM([.E2:.E41])" office:value-type="float" office:value="148.592103489978" calcext:value-type="float">
            <text:p>148.6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1"/>
        <table:table-column table:style-name="co1" table:number-columns-repeated="3" table:default-cell-style-name="ce1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1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1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17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17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7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7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15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% attributed to 80k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17" office:value-type="percentage" office:value="0.2" calcext:value-type="percentage">
            <text:p>20.00%</text:p>
          </table:table-cell>
          <table:table-cell table:style-name="ce17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 lives saved by 80k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17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17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17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% attributed to me</text:p>
          </table:table-cell>
          <table:table-cell table:style-name="ce17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17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5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17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contributed by me as my job is replacible</text:p>
          </table:table-cell>
          <table:table-cell table:style-name="ce17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18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oney equivalent of donation</text:p>
          </table:table-cell>
          <table:table-cell table:style-name="ce16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1" table:formula="of:=['Working at 80k compounding'.E42]" office:value-type="float" office:value="1557.4850677968" calcext:value-type="float">
            <text:p>1557.5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1"/>
        <table:table-column table:style-name="co1" table:number-columns-repeated="3" table:default-cell-style-name="ce1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1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1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6900" calcext:value-type="float">
            <text:p>96,900</text:p>
          </table:table-cell>
          <table:table-cell table:formula="of:=[.$H$9]*[.B3]" office:value-type="float" office:value="96900" calcext:value-type="float">
            <text:p>96,900</text:p>
          </table:table-cell>
          <table:table-cell table:formula="of:=[.D2]*(1+[.$H$5])^(1)" office:value-type="float" office:value="4040" calcext:value-type="float">
            <text:p>4,040</text:p>
          </table:table-cell>
          <table:table-cell table:formula="of:=[.C3]/[.D3]" office:value-type="float" office:value="23.9851485148515" calcext:value-type="float">
            <text:p>24.0</text:p>
          </table:table-cell>
          <table:table-cell table:formula="of:=SUM([.E$2:.E3])" office:value-type="float" office:value="47.7351485148515" calcext:value-type="float">
            <text:p>47.735148514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98838" calcext:value-type="float">
            <text:p>98,838</text:p>
          </table:table-cell>
          <table:table-cell table:formula="of:=[.$H$9]*[.B4]" office:value-type="float" office:value="98838" calcext:value-type="float">
            <text:p>98,838</text:p>
          </table:table-cell>
          <table:table-cell table:formula="of:=[.D3]*(1+[.$H$5])^(1)" office:value-type="float" office:value="4080.4" calcext:value-type="float">
            <text:p>4,080</text:p>
          </table:table-cell>
          <table:table-cell table:formula="of:=[.C4]/[.D4]" office:value-type="float" office:value="24.2226252328203" calcext:value-type="float">
            <text:p>24.2</text:p>
          </table:table-cell>
          <table:table-cell table:formula="of:=SUM([.E$2:.E4])" office:value-type="float" office:value="71.9577737476718" calcext:value-type="float">
            <text:p>71.9577737477</text:p>
          </table:table-cell>
          <table:table-cell office:value-type="string" calcext:value-type="string">
            <text:p>interest</text:p>
          </table:table-cell>
          <table:table-cell table:style-name="ce17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0814.76" calcext:value-type="float">
            <text:p>100,815</text:p>
          </table:table-cell>
          <table:table-cell table:formula="of:=[.$H$9]*[.B5]" office:value-type="float" office:value="100814.76" calcext:value-type="float">
            <text:p>100,815</text:p>
          </table:table-cell>
          <table:table-cell table:formula="of:=[.D4]*(1+[.$H$5])^(1)" office:value-type="float" office:value="4121.204" calcext:value-type="float">
            <text:p>4,121</text:p>
          </table:table-cell>
          <table:table-cell table:formula="of:=[.C5]/[.D5]" office:value-type="float" office:value="24.4624532054225" calcext:value-type="float">
            <text:p>24.5</text:p>
          </table:table-cell>
          <table:table-cell table:formula="of:=SUM([.E$2:.E5])" office:value-type="float" office:value="96.4202269530943" calcext:value-type="float">
            <text:p>96.4202269531</text:p>
          </table:table-cell>
          <table:table-cell office:value-type="string" calcext:value-type="string">
            <text:p>inflation</text:p>
          </table:table-cell>
          <table:table-cell table:style-name="ce17" office:value-type="percentage" office:value="0.01" calcext:value-type="percentage">
            <text:p>1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2831.0552" calcext:value-type="float">
            <text:p>102,831</text:p>
          </table:table-cell>
          <table:table-cell table:formula="of:=[.$H$9]*[.B6]" office:value-type="float" office:value="102831.0552" calcext:value-type="float">
            <text:p>102,831</text:p>
          </table:table-cell>
          <table:table-cell table:formula="of:=[.D5]*(1+[.$H$5])^(1)" office:value-type="float" office:value="4162.41604" calcext:value-type="float">
            <text:p>4,162</text:p>
          </table:table-cell>
          <table:table-cell table:formula="of:=[.C6]/[.D6]" office:value-type="float" office:value="24.7046557124069" calcext:value-type="float">
            <text:p>24.7</text:p>
          </table:table-cell>
          <table:table-cell table:formula="of:=SUM([.E$2:.E6])" office:value-type="float" office:value="121.124882665501" calcext:value-type="float">
            <text:p>121.1248826655</text:p>
          </table:table-cell>
          <table:table-cell table:number-columns-repeated="2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[.B6]*(1+[.$H$7])^(1)" office:value-type="float" office:value="113114.16072" calcext:value-type="float">
            <text:p>113,114</text:p>
          </table:table-cell>
          <table:table-cell table:formula="of:=[.$H$9]*[.B7]" office:value-type="float" office:value="113114.16072" calcext:value-type="float">
            <text:p>113,114</text:p>
          </table:table-cell>
          <table:table-cell table:formula="of:=[.D6]*(1+[.$H$5])^(1)" office:value-type="float" office:value="4204.0402004" calcext:value-type="float">
            <text:p>4,204</text:p>
          </table:table-cell>
          <table:table-cell table:formula="of:=[.C7]/[.D7]" office:value-type="float" office:value="26.9060606768788" calcext:value-type="float">
            <text:p>26.9</text:p>
          </table:table-cell>
          <table:table-cell table:formula="of:=SUM([.E$2:.E7])" office:value-type="float" office:value="148.03094334238" calcext:value-type="float">
            <text:p>148.0309433424</text:p>
          </table:table-cell>
          <table:table-cell office:value-type="string" calcext:value-type="string">
            <text:p>every5 year interest</text:p>
          </table:table-cell>
          <table:table-cell table:style-name="ce17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5376.4439344" calcext:value-type="float">
            <text:p>115,376</text:p>
          </table:table-cell>
          <table:table-cell table:formula="of:=[.$H$9]*[.B8]" office:value-type="float" office:value="115376.4439344" calcext:value-type="float">
            <text:p>115,376</text:p>
          </table:table-cell>
          <table:table-cell table:formula="of:=[.D7]*(1+[.$H$5])^(1)" office:value-type="float" office:value="4246.080602404" calcext:value-type="float">
            <text:p>4,246</text:p>
          </table:table-cell>
          <table:table-cell table:formula="of:=[.C8]/[.D8]" office:value-type="float" office:value="27.1724573172439" calcext:value-type="float">
            <text:p>27.2</text:p>
          </table:table-cell>
          <table:table-cell table:formula="of:=SUM([.E$2:.E8])" office:value-type="float" office:value="175.203400659624" calcext:value-type="float">
            <text:p>175.2034006596</text:p>
          </table:table-cell>
          <table:table-cell table:number-columns-repeated="2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8]*(1+[.$H$4])^(1)" office:value-type="float" office:value="117683.972813088" calcext:value-type="float">
            <text:p>117,684</text:p>
          </table:table-cell>
          <table:table-cell table:formula="of:=[.$H$9]*[.B9]" office:value-type="float" office:value="117683.972813088" calcext:value-type="float">
            <text:p>117,684</text:p>
          </table:table-cell>
          <table:table-cell table:formula="of:=[.D8]*(1+[.$H$5])^(1)" office:value-type="float" office:value="4288.54140842804" calcext:value-type="float">
            <text:p>4,289</text:p>
          </table:table-cell>
          <table:table-cell table:formula="of:=[.C9]/[.D9]" office:value-type="float" office:value="27.4414915481077" calcext:value-type="float">
            <text:p>27.4</text:p>
          </table:table-cell>
          <table:table-cell table:formula="of:=SUM([.E$2:.E9])" office:value-type="float" office:value="202.644892207732" calcext:value-type="float">
            <text:p>202.6448922077</text:p>
          </table:table-cell>
          <table:table-cell office:value-type="string" calcext:value-type="string">
            <text:p>percentage of income</text:p>
          </table:table-cell>
          <table:table-cell table:style-name="ce17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0037.65226935" calcext:value-type="float">
            <text:p>120,038</text:p>
          </table:table-cell>
          <table:table-cell table:formula="of:=[.$H$9]*[.B10]" office:value-type="float" office:value="120037.65226935" calcext:value-type="float">
            <text:p>120,038</text:p>
          </table:table-cell>
          <table:table-cell table:formula="of:=[.D9]*(1+[.$H$5])^(1)" office:value-type="float" office:value="4331.42682251232" calcext:value-type="float">
            <text:p>4,331</text:p>
          </table:table-cell>
          <table:table-cell table:formula="of:=[.C10]/[.D10]" office:value-type="float" office:value="27.7131894842276" calcext:value-type="float">
            <text:p>27.7</text:p>
          </table:table-cell>
          <table:table-cell table:formula="of:=SUM([.E$2:.E10])" office:value-type="float" office:value="230.358081691959" calcext:value-type="float">
            <text:p>230.35808169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2438.405314737" calcext:value-type="float">
            <text:p>122,438</text:p>
          </table:table-cell>
          <table:table-cell table:formula="of:=[.$H$9]*[.B11]" office:value-type="float" office:value="122438.405314737" calcext:value-type="float">
            <text:p>122,438</text:p>
          </table:table-cell>
          <table:table-cell table:formula="of:=[.D10]*(1+[.$H$5])^(1)" office:value-type="float" office:value="4374.74109073744" calcext:value-type="float">
            <text:p>4,375</text:p>
          </table:table-cell>
          <table:table-cell table:formula="of:=[.C11]/[.D11]" office:value-type="float" office:value="27.9875774989229" calcext:value-type="float">
            <text:p>28.0</text:p>
          </table:table-cell>
          <table:table-cell table:formula="of:=SUM([.E$2:.E11])" office:value-type="float" office:value="258.345659190882" calcext:value-type="float">
            <text:p>258.345659190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4682.24584621" calcext:value-type="float">
            <text:p>134,682</text:p>
          </table:table-cell>
          <table:table-cell table:formula="of:=[.$H$9]*[.B12]" office:value-type="float" office:value="134682.24584621" calcext:value-type="float">
            <text:p>134,682</text:p>
          </table:table-cell>
          <table:table-cell table:formula="of:=[.D11]*(1+[.$H$5])^(1)" office:value-type="float" office:value="4418.48850164482" calcext:value-type="float">
            <text:p>4,418</text:p>
          </table:table-cell>
          <table:table-cell table:formula="of:=[.C12]/[.D12]" office:value-type="float" office:value="30.4815200483319" calcext:value-type="float">
            <text:p>30.5</text:p>
          </table:table-cell>
          <table:table-cell table:formula="of:=SUM([.E$2:.E12])" office:value-type="float" office:value="288.827179239214" calcext:value-type="float">
            <text:p>288.827179239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37375.890763135" calcext:value-type="float">
            <text:p>137,376</text:p>
          </table:table-cell>
          <table:table-cell table:formula="of:=[.$H$9]*[.B13]" office:value-type="float" office:value="137375.890763135" calcext:value-type="float">
            <text:p>137,376</text:p>
          </table:table-cell>
          <table:table-cell table:formula="of:=[.D12]*(1+[.$H$5])^(1)" office:value-type="float" office:value="4462.67338666127" calcext:value-type="float">
            <text:p>4,463</text:p>
          </table:table-cell>
          <table:table-cell table:formula="of:=[.C13]/[.D13]" office:value-type="float" office:value="30.7833172765332" calcext:value-type="float">
            <text:p>30.8</text:p>
          </table:table-cell>
          <table:table-cell table:formula="of:=SUM([.E$2:.E13])" office:value-type="float" office:value="319.610496515747" calcext:value-type="float">
            <text:p>319.610496515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0123.408578397" calcext:value-type="float">
            <text:p>140,123</text:p>
          </table:table-cell>
          <table:table-cell table:formula="of:=[.$H$9]*[.B14]" office:value-type="float" office:value="140123.408578397" calcext:value-type="float">
            <text:p>140,123</text:p>
          </table:table-cell>
          <table:table-cell table:formula="of:=[.D13]*(1+[.$H$5])^(1)" office:value-type="float" office:value="4507.30012052788" calcext:value-type="float">
            <text:p>4,507</text:p>
          </table:table-cell>
          <table:table-cell table:formula="of:=[.C14]/[.D14]" office:value-type="float" office:value="31.0881025961028" calcext:value-type="float">
            <text:p>31.1</text:p>
          </table:table-cell>
          <table:table-cell table:formula="of:=SUM([.E$2:.E14])" office:value-type="float" office:value="350.69859911185" calcext:value-type="float">
            <text:p>350.698599111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42925.876749965" calcext:value-type="float">
            <text:p>142,926</text:p>
          </table:table-cell>
          <table:table-cell table:formula="of:=[.$H$9]*[.B15]" office:value-type="float" office:value="142925.876749965" calcext:value-type="float">
            <text:p>142,926</text:p>
          </table:table-cell>
          <table:table-cell table:formula="of:=[.D14]*(1+[.$H$5])^(1)" office:value-type="float" office:value="4552.37312173316" calcext:value-type="float">
            <text:p>4,552</text:p>
          </table:table-cell>
          <table:table-cell table:formula="of:=[.C15]/[.D15]" office:value-type="float" office:value="31.3959055921038" calcext:value-type="float">
            <text:p>31.4</text:p>
          </table:table-cell>
          <table:table-cell table:formula="of:=SUM([.E$2:.E15])" office:value-type="float" office:value="382.094504703954" calcext:value-type="float">
            <text:p>382.09450470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45784.394284965" calcext:value-type="float">
            <text:p>145,784</text:p>
          </table:table-cell>
          <table:table-cell table:formula="of:=[.$H$9]*[.B16]" office:value-type="float" office:value="145784.394284965" calcext:value-type="float">
            <text:p>145,784</text:p>
          </table:table-cell>
          <table:table-cell table:formula="of:=[.D15]*(1+[.$H$5])^(1)" office:value-type="float" office:value="4597.89685295049" calcext:value-type="float">
            <text:p>4,598</text:p>
          </table:table-cell>
          <table:table-cell table:formula="of:=[.C16]/[.D16]" office:value-type="float" office:value="31.7067561425207" calcext:value-type="float">
            <text:p>31.7</text:p>
          </table:table-cell>
          <table:table-cell table:formula="of:=SUM([.E$2:.E16])" office:value-type="float" office:value="413.801260846475" calcext:value-type="float">
            <text:p>413.801260846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0362.833713461" calcext:value-type="float">
            <text:p>160,363</text:p>
          </table:table-cell>
          <table:table-cell table:formula="of:=[.$H$9]*[.B17]" office:value-type="float" office:value="160362.833713461" calcext:value-type="float">
            <text:p>160,363</text:p>
          </table:table-cell>
          <table:table-cell table:formula="of:=[.D16]*(1+[.$H$5])^(1)" office:value-type="float" office:value="4643.87582147999" calcext:value-type="float">
            <text:p>4,644</text:p>
          </table:table-cell>
          <table:table-cell table:formula="of:=[.C17]/[.D17]" office:value-type="float" office:value="34.5321106502701" calcext:value-type="float">
            <text:p>34.5</text:p>
          </table:table-cell>
          <table:table-cell table:formula="of:=SUM([.E$2:.E17])" office:value-type="float" office:value="448.333371496745" calcext:value-type="float">
            <text:p>448.333371496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63570.09038773" calcext:value-type="float">
            <text:p>163,570</text:p>
          </table:table-cell>
          <table:table-cell table:formula="of:=[.$H$9]*[.B18]" office:value-type="float" office:value="163570.09038773" calcext:value-type="float">
            <text:p>163,570</text:p>
          </table:table-cell>
          <table:table-cell table:formula="of:=[.D17]*(1+[.$H$5])^(1)" office:value-type="float" office:value="4690.31457969479" calcext:value-type="float">
            <text:p>4,690</text:p>
          </table:table-cell>
          <table:table-cell table:formula="of:=[.C18]/[.D18]" office:value-type="float" office:value="34.8740127359163" calcext:value-type="float">
            <text:p>34.9</text:p>
          </table:table-cell>
          <table:table-cell table:formula="of:=SUM([.E$2:.E18])" office:value-type="float" office:value="483.207384232661" calcext:value-type="float">
            <text:p>483.207384232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66841.492195485" calcext:value-type="float">
            <text:p>166,841</text:p>
          </table:table-cell>
          <table:table-cell table:formula="of:=[.$H$9]*[.B19]" office:value-type="float" office:value="166841.492195485" calcext:value-type="float">
            <text:p>166,841</text:p>
          </table:table-cell>
          <table:table-cell table:formula="of:=[.D18]*(1+[.$H$5])^(1)" office:value-type="float" office:value="4737.21772549174" calcext:value-type="float">
            <text:p>4,737</text:p>
          </table:table-cell>
          <table:table-cell table:formula="of:=[.C19]/[.D19]" office:value-type="float" office:value="35.2192999907274" calcext:value-type="float">
            <text:p>35.2</text:p>
          </table:table-cell>
          <table:table-cell table:formula="of:=SUM([.E$2:.E19])" office:value-type="float" office:value="518.426684223388" calcext:value-type="float">
            <text:p>518.426684223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70178.322039395" calcext:value-type="float">
            <text:p>170,178</text:p>
          </table:table-cell>
          <table:table-cell table:formula="of:=[.$H$9]*[.B20]" office:value-type="float" office:value="170178.322039395" calcext:value-type="float">
            <text:p>170,178</text:p>
          </table:table-cell>
          <table:table-cell table:formula="of:=[.D19]*(1+[.$H$5])^(1)" office:value-type="float" office:value="4784.58990274666" calcext:value-type="float">
            <text:p>4,785</text:p>
          </table:table-cell>
          <table:table-cell table:formula="of:=[.C20]/[.D20]" office:value-type="float" office:value="35.5680059312296" calcext:value-type="float">
            <text:p>35.6</text:p>
          </table:table-cell>
          <table:table-cell table:formula="of:=SUM([.E$2:.E20])" office:value-type="float" office:value="553.994690154618" calcext:value-type="float">
            <text:p>553.994690154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73581.888480183" calcext:value-type="float">
            <text:p>173,582</text:p>
          </table:table-cell>
          <table:table-cell table:formula="of:=[.$H$9]*[.B21]" office:value-type="float" office:value="173581.888480183" calcext:value-type="float">
            <text:p>173,582</text:p>
          </table:table-cell>
          <table:table-cell table:formula="of:=[.D20]*(1+[.$H$5])^(1)" office:value-type="float" office:value="4832.43580177413" calcext:value-type="float">
            <text:p>4,832</text:p>
          </table:table-cell>
          <table:table-cell table:formula="of:=[.C21]/[.D21]" office:value-type="float" office:value="35.9201644057963" calcext:value-type="float">
            <text:p>35.9</text:p>
          </table:table-cell>
          <table:table-cell table:formula="of:=SUM([.E$2:.E21])" office:value-type="float" office:value="589.914854560414" calcext:value-type="float">
            <text:p>589.914854560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0940.077328201" calcext:value-type="float">
            <text:p>190,940</text:p>
          </table:table-cell>
          <table:table-cell table:formula="of:=[.$H$9]*[.B22]" office:value-type="float" office:value="190940.077328201" calcext:value-type="float">
            <text:p>190,940</text:p>
          </table:table-cell>
          <table:table-cell table:formula="of:=[.D21]*(1+[.$H$5])^(1)" office:value-type="float" office:value="4880.76015979187" calcext:value-type="float">
            <text:p>4,881</text:p>
          </table:table-cell>
          <table:table-cell table:formula="of:=[.C22]/[.D22]" office:value-type="float" office:value="39.1209711350257" calcext:value-type="float">
            <text:p>39.1</text:p>
          </table:table-cell>
          <table:table-cell table:formula="of:=SUM([.E$2:.E22])" office:value-type="float" office:value="629.03582569544" calcext:value-type="float">
            <text:p>629.035825695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94758.878874765" calcext:value-type="float">
            <text:p>194,759</text:p>
          </table:table-cell>
          <table:table-cell table:formula="of:=[.$H$9]*[.B23]" office:value-type="float" office:value="194758.878874765" calcext:value-type="float">
            <text:p>194,759</text:p>
          </table:table-cell>
          <table:table-cell table:formula="of:=[.D22]*(1+[.$H$5])^(1)" office:value-type="float" office:value="4929.56776138979" calcext:value-type="float">
            <text:p>4,930</text:p>
          </table:table-cell>
          <table:table-cell table:formula="of:=[.C23]/[.D23]" office:value-type="float" office:value="39.5083074828972" calcext:value-type="float">
            <text:p>39.5</text:p>
          </table:table-cell>
          <table:table-cell table:formula="of:=SUM([.E$2:.E23])" office:value-type="float" office:value="668.544133178337" calcext:value-type="float">
            <text:p>668.544133178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98654.05645226" calcext:value-type="float">
            <text:p>198,654</text:p>
          </table:table-cell>
          <table:table-cell table:formula="of:=[.$H$9]*[.B24]" office:value-type="float" office:value="198654.05645226" calcext:value-type="float">
            <text:p>198,654</text:p>
          </table:table-cell>
          <table:table-cell table:formula="of:=[.D23]*(1+[.$H$5])^(1)" office:value-type="float" office:value="4978.86343900368" calcext:value-type="float">
            <text:p>4,979</text:p>
          </table:table-cell>
          <table:table-cell table:formula="of:=[.C24]/[.D24]" office:value-type="float" office:value="39.899478844114" calcext:value-type="float">
            <text:p>39.9</text:p>
          </table:table-cell>
          <table:table-cell table:formula="of:=SUM([.E$2:.E24])" office:value-type="float" office:value="708.443612022451" calcext:value-type="float">
            <text:p>708.44361202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02627.137581305" calcext:value-type="float">
            <text:p>202,627</text:p>
          </table:table-cell>
          <table:table-cell table:formula="of:=[.$H$9]*[.B25]" office:value-type="float" office:value="202627.137581305" calcext:value-type="float">
            <text:p>202,627</text:p>
          </table:table-cell>
          <table:table-cell table:formula="of:=[.D24]*(1+[.$H$5])^(1)" office:value-type="float" office:value="5028.65207339372" calcext:value-type="float">
            <text:p>5,029</text:p>
          </table:table-cell>
          <table:table-cell table:formula="of:=[.C25]/[.D25]" office:value-type="float" office:value="40.2945231891052" calcext:value-type="float">
            <text:p>40.3</text:p>
          </table:table-cell>
          <table:table-cell table:formula="of:=SUM([.E$2:.E25])" office:value-type="float" office:value="748.738135211556" calcext:value-type="float">
            <text:p>748.738135211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06679.680332931" calcext:value-type="float">
            <text:p>206,680</text:p>
          </table:table-cell>
          <table:table-cell table:formula="of:=[.$H$9]*[.B26]" office:value-type="float" office:value="206679.680332931" calcext:value-type="float">
            <text:p>206,680</text:p>
          </table:table-cell>
          <table:table-cell table:formula="of:=[.D25]*(1+[.$H$5])^(1)" office:value-type="float" office:value="5078.93859412766" calcext:value-type="float">
            <text:p>5,079</text:p>
          </table:table-cell>
          <table:table-cell table:formula="of:=[.C26]/[.D26]" office:value-type="float" office:value="40.6934788642449" calcext:value-type="float">
            <text:p>40.7</text:p>
          </table:table-cell>
          <table:table-cell table:formula="of:=SUM([.E$2:.E26])" office:value-type="float" office:value="789.431614075801" calcext:value-type="float">
            <text:p>789.431614075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27347.648366225" calcext:value-type="float">
            <text:p>227,348</text:p>
          </table:table-cell>
          <table:table-cell table:formula="of:=[.$H$9]*[.B27]" office:value-type="float" office:value="227347.648366225" calcext:value-type="float">
            <text:p>227,348</text:p>
          </table:table-cell>
          <table:table-cell table:formula="of:=[.D26]*(1+[.$H$5])^(1)" office:value-type="float" office:value="5129.72798006893" calcext:value-type="float">
            <text:p>5,130</text:p>
          </table:table-cell>
          <table:table-cell table:formula="of:=[.C27]/[.D27]" office:value-type="float" office:value="44.3196304462073" calcext:value-type="float">
            <text:p>44.3</text:p>
          </table:table-cell>
          <table:table-cell table:formula="of:=SUM([.E$2:.E27])" office:value-type="float" office:value="833.751244522008" calcext:value-type="float">
            <text:p>833.75124452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31894.601333549" calcext:value-type="float">
            <text:p>231,895</text:p>
          </table:table-cell>
          <table:table-cell table:formula="of:=[.$H$9]*[.B28]" office:value-type="float" office:value="231894.601333549" calcext:value-type="float">
            <text:p>231,895</text:p>
          </table:table-cell>
          <table:table-cell table:formula="of:=[.D27]*(1+[.$H$5])^(1)" office:value-type="float" office:value="5181.02525986962" calcext:value-type="float">
            <text:p>5,181</text:p>
          </table:table-cell>
          <table:table-cell table:formula="of:=[.C28]/[.D28]" office:value-type="float" office:value="44.758438668447" calcext:value-type="float">
            <text:p>44.8</text:p>
          </table:table-cell>
          <table:table-cell table:formula="of:=SUM([.E$2:.E28])" office:value-type="float" office:value="878.509683190455" calcext:value-type="float">
            <text:p>878.509683190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36532.49336022" calcext:value-type="float">
            <text:p>236,532</text:p>
          </table:table-cell>
          <table:table-cell table:formula="of:=[.$H$9]*[.B29]" office:value-type="float" office:value="236532.49336022" calcext:value-type="float">
            <text:p>236,532</text:p>
          </table:table-cell>
          <table:table-cell table:formula="of:=[.D28]*(1+[.$H$5])^(1)" office:value-type="float" office:value="5232.83551246832" calcext:value-type="float">
            <text:p>5,233</text:p>
          </table:table-cell>
          <table:table-cell table:formula="of:=[.C29]/[.D29]" office:value-type="float" office:value="45.2015915265504" calcext:value-type="float">
            <text:p>45.2</text:p>
          </table:table-cell>
          <table:table-cell table:formula="of:=SUM([.E$2:.E29])" office:value-type="float" office:value="923.711274717006" calcext:value-type="float">
            <text:p>923.71127471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41263.143227424" calcext:value-type="float">
            <text:p>241,263</text:p>
          </table:table-cell>
          <table:table-cell table:formula="of:=[.$H$9]*[.B30]" office:value-type="float" office:value="241263.143227424" calcext:value-type="float">
            <text:p>241,263</text:p>
          </table:table-cell>
          <table:table-cell table:formula="of:=[.D29]*(1+[.$H$5])^(1)" office:value-type="float" office:value="5285.163867593" calcext:value-type="float">
            <text:p>5,285</text:p>
          </table:table-cell>
          <table:table-cell table:formula="of:=[.C30]/[.D30]" office:value-type="float" office:value="45.6491320367143" calcext:value-type="float">
            <text:p>45.6</text:p>
          </table:table-cell>
          <table:table-cell table:formula="of:=SUM([.E$2:.E30])" office:value-type="float" office:value="969.36040675372" calcext:value-type="float">
            <text:p>969.3604067537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46088.406091973" calcext:value-type="float">
            <text:p>246,088</text:p>
          </table:table-cell>
          <table:table-cell table:formula="of:=[.$H$9]*[.B31]" office:value-type="float" office:value="246088.406091973" calcext:value-type="float">
            <text:p>246,088</text:p>
          </table:table-cell>
          <table:table-cell table:formula="of:=[.D30]*(1+[.$H$5])^(1)" office:value-type="float" office:value="5338.01550626893" calcext:value-type="float">
            <text:p>5,338</text:p>
          </table:table-cell>
          <table:table-cell table:formula="of:=[.C31]/[.D31]" office:value-type="float" office:value="46.1011036410382" calcext:value-type="float">
            <text:p>46.1</text:p>
          </table:table-cell>
          <table:table-cell table:formula="of:=SUM([.E$2:.E31])" office:value-type="float" office:value="1015.46151039476" calcext:value-type="float">
            <text:p>1015.4615103948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70697.24670117" calcext:value-type="float">
            <text:p>270,697</text:p>
          </table:table-cell>
          <table:table-cell table:formula="of:=[.$H$9]*[.B32]" office:value-type="float" office:value="270697.24670117" calcext:value-type="float">
            <text:p>270,697</text:p>
          </table:table-cell>
          <table:table-cell table:formula="of:=[.D31]*(1+[.$H$5])^(1)" office:value-type="float" office:value="5391.39566133162" calcext:value-type="float">
            <text:p>5,391</text:p>
          </table:table-cell>
          <table:table-cell table:formula="of:=[.C32]/[.D32]" office:value-type="float" office:value="50.2091227773683" calcext:value-type="float">
            <text:p>50.2</text:p>
          </table:table-cell>
          <table:table-cell table:formula="of:=SUM([.E$2:.E32])" office:value-type="float" office:value="1065.67063317213" calcext:value-type="float">
            <text:p>1065.670633172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76111.191635194" calcext:value-type="float">
            <text:p>276,111</text:p>
          </table:table-cell>
          <table:table-cell table:formula="of:=[.$H$9]*[.B33]" office:value-type="float" office:value="276111.191635194" calcext:value-type="float">
            <text:p>276,111</text:p>
          </table:table-cell>
          <table:table-cell table:formula="of:=[.D32]*(1+[.$H$5])^(1)" office:value-type="float" office:value="5445.30961794494" calcext:value-type="float">
            <text:p>5,445</text:p>
          </table:table-cell>
          <table:table-cell table:formula="of:=[.C33]/[.D33]" office:value-type="float" office:value="50.706242804867" calcext:value-type="float">
            <text:p>50.7</text:p>
          </table:table-cell>
          <table:table-cell table:formula="of:=SUM([.E$2:.E33])" office:value-type="float" office:value="1116.37687597699" calcext:value-type="float">
            <text:p>1116.376875977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81633.415467898" calcext:value-type="float">
            <text:p>281,633</text:p>
          </table:table-cell>
          <table:table-cell table:formula="of:=[.$H$9]*[.B34]" office:value-type="float" office:value="281633.415467898" calcext:value-type="float">
            <text:p>281,633</text:p>
          </table:table-cell>
          <table:table-cell table:formula="of:=[.D33]*(1+[.$H$5])^(1)" office:value-type="float" office:value="5499.76271412439" calcext:value-type="float">
            <text:p>5,500</text:p>
          </table:table-cell>
          <table:table-cell table:formula="of:=[.C34]/[.D34]" office:value-type="float" office:value="51.208284812836" calcext:value-type="float">
            <text:p>51.2</text:p>
          </table:table-cell>
          <table:table-cell table:formula="of:=SUM([.E$2:.E34])" office:value-type="float" office:value="1167.58516078983" calcext:value-type="float">
            <text:p>1167.5851607898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87266.083777256" calcext:value-type="float">
            <text:p>287,266</text:p>
          </table:table-cell>
          <table:table-cell table:formula="of:=[.$H$9]*[.B35]" office:value-type="float" office:value="287266.083777256" calcext:value-type="float">
            <text:p>287,266</text:p>
          </table:table-cell>
          <table:table-cell table:formula="of:=[.D34]*(1+[.$H$5])^(1)" office:value-type="float" office:value="5554.76034126563" calcext:value-type="float">
            <text:p>5,555</text:p>
          </table:table-cell>
          <table:table-cell table:formula="of:=[.C35]/[.D35]" office:value-type="float" office:value="51.7152975337552" calcext:value-type="float">
            <text:p>51.7</text:p>
          </table:table-cell>
          <table:table-cell table:formula="of:=SUM([.E$2:.E35])" office:value-type="float" office:value="1219.30045832358" calcext:value-type="float">
            <text:p>1219.3004583236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93011.405452801" calcext:value-type="float">
            <text:p>293,011</text:p>
          </table:table-cell>
          <table:table-cell table:formula="of:=[.$H$9]*[.B36]" office:value-type="float" office:value="293011.405452801" calcext:value-type="float">
            <text:p>293,011</text:p>
          </table:table-cell>
          <table:table-cell table:formula="of:=[.D35]*(1+[.$H$5])^(1)" office:value-type="float" office:value="5610.30794467829" calcext:value-type="float">
            <text:p>5,610</text:p>
          </table:table-cell>
          <table:table-cell table:formula="of:=[.C36]/[.D36]" office:value-type="float" office:value="52.2273301826042" calcext:value-type="float">
            <text:p>52.2</text:p>
          </table:table-cell>
          <table:table-cell table:formula="of:=SUM([.E$2:.E36])" office:value-type="float" office:value="1271.52778850619" calcext:value-type="float">
            <text:p>1271.527788506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8871.633561857" calcext:value-type="float">
            <text:p>298,872</text:p>
          </table:table-cell>
          <table:table-cell table:formula="of:=[.$H$9]*[.B37]" office:value-type="float" office:value="298871.633561857" calcext:value-type="float">
            <text:p>298,872</text:p>
          </table:table-cell>
          <table:table-cell table:formula="of:=[.D36]*(1+[.$H$5])^(1)" office:value-type="float" office:value="5666.41102412507" calcext:value-type="float">
            <text:p>5,666</text:p>
          </table:table-cell>
          <table:table-cell table:formula="of:=[.C37]/[.D37]" office:value-type="float" office:value="52.7444324616399" calcext:value-type="float">
            <text:p>52.7</text:p>
          </table:table-cell>
          <table:table-cell table:formula="of:=SUM([.E$2:.E37])" office:value-type="float" office:value="1324.27222096783" calcext:value-type="float">
            <text:p>1324.2722209678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8758.796918042" calcext:value-type="float">
            <text:p>328,759</text:p>
          </table:table-cell>
          <table:table-cell table:formula="of:=[.$H$9]*[.B38]" office:value-type="float" office:value="328758.796918042" calcext:value-type="float">
            <text:p>328,759</text:p>
          </table:table-cell>
          <table:table-cell table:formula="of:=[.D37]*(1+[.$H$5])^(1)" office:value-type="float" office:value="5723.07513436632" calcext:value-type="float">
            <text:p>5,723</text:p>
          </table:table-cell>
          <table:table-cell table:formula="of:=[.C38]/[.D38]" office:value-type="float" office:value="57.4444313938652" calcext:value-type="float">
            <text:p>57.4</text:p>
          </table:table-cell>
          <table:table-cell table:formula="of:=SUM([.E$2:.E38])" office:value-type="float" office:value="1381.71665236169" calcext:value-type="float">
            <text:p>1381.716652361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5333.972856403" calcext:value-type="float">
            <text:p>335,334</text:p>
          </table:table-cell>
          <table:table-cell table:formula="of:=[.$H$9]*[.B39]" office:value-type="float" office:value="335333.972856403" calcext:value-type="float">
            <text:p>335,334</text:p>
          </table:table-cell>
          <table:table-cell table:formula="of:=[.D38]*(1+[.$H$5])^(1)" office:value-type="float" office:value="5780.30588570999" calcext:value-type="float">
            <text:p>5,780</text:p>
          </table:table-cell>
          <table:table-cell table:formula="of:=[.C39]/[.D39]" office:value-type="float" office:value="58.0131881403392" calcext:value-type="float">
            <text:p>58.0</text:p>
          </table:table-cell>
          <table:table-cell table:formula="of:=SUM([.E$2:.E39])" office:value-type="float" office:value="1439.72984050203" calcext:value-type="float">
            <text:p>1439.72984050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2040.652313531" calcext:value-type="float">
            <text:p>342,041</text:p>
          </table:table-cell>
          <table:table-cell table:formula="of:=[.$H$9]*[.B40]" office:value-type="float" office:value="342040.652313531" calcext:value-type="float">
            <text:p>342,041</text:p>
          </table:table-cell>
          <table:table-cell table:formula="of:=[.D39]*(1+[.$H$5])^(1)" office:value-type="float" office:value="5838.10894456709" calcext:value-type="float">
            <text:p>5,838</text:p>
          </table:table-cell>
          <table:table-cell table:formula="of:=[.C40]/[.D40]" office:value-type="float" office:value="58.5875761417286" calcext:value-type="float">
            <text:p>58.6</text:p>
          </table:table-cell>
          <table:table-cell table:formula="of:=SUM([.E$2:.E40])" office:value-type="float" office:value="1498.31741664376" calcext:value-type="float">
            <text:p>1498.317416643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48881.465359802" calcext:value-type="float">
            <text:p>348,881</text:p>
          </table:table-cell>
          <table:table-cell table:formula="of:=[.$H$9]*[.B41]" office:value-type="float" office:value="348881.465359802" calcext:value-type="float">
            <text:p>348,881</text:p>
          </table:table-cell>
          <table:table-cell table:formula="of:=[.D40]*(1+[.$H$5])^(1)" office:value-type="float" office:value="5896.49003401276" calcext:value-type="float">
            <text:p>5,896</text:p>
          </table:table-cell>
          <table:table-cell table:formula="of:=[.C41]/[.D41]" office:value-type="float" office:value="59.1676511530329" calcext:value-type="float">
            <text:p>59.2</text:p>
          </table:table-cell>
          <table:table-cell table:formula="of:=SUM([.E$2:.E41])" office:value-type="float" office:value="1557.48506779679" calcext:value-type="float">
            <text:p>1557.485067796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formula="of:=SUM([.E2:.E41])" office:value-type="float" office:value="1557.4850677968" calcext:value-type="float">
            <text:p>1557.5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T14H59M24S</meta:editing-duration>
    <meta:editing-cycles>20</meta:editing-cycles>
    <meta:generator>LibreOffice/5.1.6.2$Linux_X86_64 LibreOffice_project/10m0$Build-2</meta:generator>
    <dc:date>2018-06-13T21:26:15.870763372</dc:date>
    <meta:document-statistic meta:table-count="5" meta:cell-count="893" meta:object-count="0"/>
  </office:meta>
</office:document-meta>
</file>